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Liberation Mono" fo:font-size="10pt" officeooo:rsid="001813a1" style:font-size-asian="10pt" style:font-size-complex="10pt"/>
    </style:style>
    <style:style style:name="P2" style:family="paragraph" style:parent-style-name="Standard">
      <style:text-properties style:font-name="Liberation Mono" fo:font-size="10pt" officeooo:rsid="001813a1" officeooo:paragraph-rsid="0018b220" style:font-size-asian="10pt" style:font-size-complex="10pt"/>
    </style:style>
    <style:style style:name="P3" style:family="paragraph" style:parent-style-name="Standard">
      <style:text-properties style:font-name="Liberation Mono" fo:font-size="10pt" officeooo:rsid="001813a1" officeooo:paragraph-rsid="001b757c" style:font-size-asian="10pt" style:font-size-complex="10pt"/>
    </style:style>
    <style:style style:name="P4" style:family="paragraph" style:parent-style-name="Standard">
      <style:text-properties style:font-name="Liberation Mono" fo:font-size="10pt" officeooo:rsid="001b757c" officeooo:paragraph-rsid="001b757c" style:font-size-asian="10pt" style:font-size-complex="10pt"/>
    </style:style>
    <style:style style:name="P5" style:family="paragraph" style:parent-style-name="Standard">
      <style:paragraph-properties fo:break-before="page"/>
      <style:text-properties style:font-name="Liberation Mono" fo:font-size="10pt" officeooo:rsid="001813a1" style:font-size-asian="10pt" style:font-size-complex="10pt"/>
    </style:style>
    <style:style style:name="P6" style:family="paragraph" style:parent-style-name="Standard">
      <style:paragraph-properties fo:break-before="page"/>
      <style:text-properties style:font-name="Liberation Mono" fo:font-size="10pt" officeooo:rsid="001813a1" officeooo:paragraph-rsid="001b757c" style:font-size-asian="10pt" style:font-size-complex="10pt"/>
    </style:style>
    <style:style style:name="P7" style:family="paragraph" style:parent-style-name="Standard" style:master-page-name="">
      <loext:graphic-properties draw:fill="none"/>
      <style:paragraph-properties fo:margin-left="0.5618in" fo:margin-right="0in" fo:text-indent="0in" style:auto-text-indent="false" style:page-number="auto" fo:background-color="transparent"/>
      <style:text-properties style:font-name="Liberation Mono" fo:font-size="10pt" officeooo:rsid="001813a1" style:font-size-asian="10pt" style:font-size-complex="10pt"/>
    </style:style>
    <style:style style:name="P8" style:family="paragraph" style:parent-style-name="Standard" style:master-page-name="">
      <loext:graphic-properties draw:fill="none"/>
      <style:paragraph-properties fo:margin-left="0.5618in" fo:margin-right="0in" fo:text-indent="0in" style:auto-text-indent="false" style:page-number="auto" fo:background-color="transparent"/>
      <style:text-properties style:font-name="Liberation Mono" fo:font-size="10pt" officeooo:rsid="001813a1" officeooo:paragraph-rsid="0018b220" style:font-size-asian="10pt" style:font-size-complex="10pt"/>
    </style:style>
    <style:style style:name="P9" style:family="paragraph" style:parent-style-name="Standard" style:master-page-name="">
      <loext:graphic-properties draw:fill="none"/>
      <style:paragraph-properties fo:margin-left="0.5618in" fo:margin-right="0in" fo:text-indent="0in" style:auto-text-indent="false" style:page-number="auto" fo:background-color="transparent"/>
      <style:text-properties style:font-name="Liberation Mono" fo:font-size="10pt" officeooo:rsid="001813a1" officeooo:paragraph-rsid="001b757c" style:font-size-asian="10pt" style:font-size-complex="10pt"/>
    </style:style>
    <style:style style:name="P10" style:family="paragraph" style:parent-style-name="Standard" style:master-page-name="">
      <loext:graphic-properties draw:fill="none"/>
      <style:paragraph-properties fo:margin-left="0.5618in" fo:margin-right="0in" fo:text-indent="0in" style:auto-text-indent="false" style:page-number="auto" fo:background-color="transparent"/>
      <style:text-properties style:font-name="Liberation Mono" fo:font-size="10pt" officeooo:rsid="001b757c" officeooo:paragraph-rsid="001b757c" style:font-size-asian="10pt" style:font-size-complex="10pt"/>
    </style:style>
    <style:style style:name="P11" style:family="paragraph" style:parent-style-name="Standard">
      <loext:graphic-properties draw:fill="none"/>
      <style:paragraph-properties fo:margin-left="0.5618in" fo:margin-right="0in" fo:text-indent="0in" style:auto-text-indent="false" fo:background-color="transparent"/>
      <style:text-properties style:font-name="Liberation Mono" fo:font-size="10pt" officeooo:rsid="001813a1" officeooo:paragraph-rsid="0018b220" style:font-size-asian="10pt" style:font-size-complex="10pt"/>
    </style:style>
    <style:style style:name="P12" style:family="paragraph" style:parent-style-name="Standard">
      <loext:graphic-properties draw:fill="none"/>
      <style:paragraph-properties fo:margin-left="0.5618in" fo:margin-right="0in" fo:text-indent="0in" style:auto-text-indent="false" fo:background-color="transparent"/>
      <style:text-properties style:font-name="Liberation Mono" fo:font-size="10pt" officeooo:rsid="001813a1" officeooo:paragraph-rsid="001b757c" style:font-size-asian="10pt" style:font-size-complex="10pt"/>
    </style:style>
    <style:style style:name="P13" style:family="paragraph" style:parent-style-name="Standard">
      <loext:graphic-properties draw:fill="none"/>
      <style:paragraph-properties fo:margin-left="0.5618in" fo:margin-right="0in" fo:text-indent="0in" style:auto-text-indent="false" fo:background-color="transparent"/>
      <style:text-properties style:font-name="Liberation Mono" fo:font-size="10pt" officeooo:rsid="001b757c" officeooo:paragraph-rsid="001b757c" style:font-size-asian="10pt" style:font-size-complex="10pt"/>
    </style:style>
    <style:style style:name="P14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Liberation Mono" fo:font-size="10pt" officeooo:rsid="001b757c" officeooo:paragraph-rsid="001b757c" style:font-size-asian="10pt" style:font-size-complex="10pt"/>
    </style:style>
    <style:style style:name="P15" style:family="paragraph" style:parent-style-name="Standard">
      <loext:graphic-properties draw:fill="none"/>
      <style:paragraph-properties fo:margin-left="0.5618in" fo:margin-right="0in" fo:text-indent="0in" style:auto-text-indent="false" fo:background-color="transparent"/>
      <style:text-properties style:font-name="Liberation Mono" fo:font-size="10pt" officeooo:rsid="001b757c" officeooo:paragraph-rsid="001d0a67" style:font-size-asian="10pt" style:font-size-complex="10pt"/>
    </style:style>
    <style:style style:name="P16" style:family="paragraph" style:parent-style-name="Standard">
      <loext:graphic-properties draw:fill="none"/>
      <style:paragraph-properties fo:margin-left="0.5618in" fo:margin-right="0in" fo:text-indent="0in" style:auto-text-indent="false" fo:background-color="transparent"/>
      <style:text-properties style:font-name="Liberation Mono" fo:font-size="10pt" officeooo:rsid="001b757c" officeooo:paragraph-rsid="001da609" style:font-size-asian="10pt" style:font-size-complex="10pt"/>
    </style:style>
    <style:style style:name="P17" style:family="paragraph" style:parent-style-name="Standard">
      <loext:graphic-properties draw:fill="none"/>
      <style:paragraph-properties fo:margin-left="0.5618in" fo:margin-right="0in" fo:text-indent="0in" style:auto-text-indent="false" fo:background-color="transparent"/>
      <style:text-properties style:font-name="Liberation Mono" fo:font-size="10pt" officeooo:rsid="001813a1" officeooo:paragraph-rsid="001da609" style:font-size-asian="10pt" style:font-size-complex="10pt"/>
    </style:style>
    <style:style style:name="P18" style:family="paragraph" style:parent-style-name="Standard" style:master-page-name="">
      <loext:graphic-properties draw:fill="none"/>
      <style:paragraph-properties fo:margin-left="0.5618in" fo:margin-right="0in" fo:text-indent="0in" style:auto-text-indent="false" style:page-number="auto" fo:background-color="transparent"/>
      <style:text-properties style:font-name="Liberation Mono" fo:font-size="10pt" officeooo:rsid="001b757c" officeooo:paragraph-rsid="001d0a67" style:font-size-asian="10pt" style:font-size-complex="10pt"/>
    </style:style>
    <style:style style:name="P19" style:family="paragraph" style:parent-style-name="Standard">
      <loext:graphic-properties draw:fill="none"/>
      <style:paragraph-properties fo:margin-left="0.5618in" fo:margin-right="0in" fo:text-indent="0in" style:auto-text-indent="false" fo:background-color="transparent" fo:padding-left="0in" fo:padding-right="0in" fo:padding-top="0in" fo:padding-bottom="0.0291in" fo:border-left="none" fo:border-right="none" fo:border-top="none" fo:border-bottom="0.06pt solid #000000" style:join-border="false"/>
      <style:text-properties style:font-name="Liberation Mono" fo:font-size="10pt" officeooo:rsid="001b757c" officeooo:paragraph-rsid="001d0a67" style:font-size-asian="10pt" style:font-size-complex="10pt"/>
    </style:style>
    <style:style style:name="P20" style:family="paragraph" style:parent-style-name="Standard" style:master-page-name="">
      <loext:graphic-properties draw:fill="none"/>
      <style:paragraph-properties fo:margin-left="0.5618in" fo:margin-right="0in" fo:text-indent="0in" style:auto-text-indent="false" style:page-number="auto" fo:background-color="transparent"/>
      <style:text-properties style:font-name="Liberation Mono" fo:font-size="10pt" officeooo:rsid="001813a1" officeooo:paragraph-rsid="001da609" style:font-size-asian="10pt" style:font-size-complex="10pt"/>
    </style:style>
    <style:style style:name="P21" style:family="paragraph" style:parent-style-name="Standard" style:master-page-name="">
      <loext:graphic-properties draw:fill="none"/>
      <style:paragraph-properties fo:margin-left="0.5618in" fo:margin-right="0in" fo:text-indent="0in" style:auto-text-indent="false" style:page-number="auto" fo:background-color="transparent"/>
      <style:text-properties style:font-name="Liberation Mono" fo:font-size="10pt" officeooo:rsid="001b757c" officeooo:paragraph-rsid="001da609" style:font-size-asian="10pt" style:font-size-complex="10pt"/>
    </style:style>
    <style:style style:name="P22" style:family="paragraph" style:parent-style-name="Standard">
      <style:text-properties style:font-name="Liberation Mono" fo:font-size="10pt" officeooo:rsid="001813a1" officeooo:paragraph-rsid="001da609" style:font-size-asian="10pt" style:font-size-complex="10pt"/>
    </style:style>
    <style:style style:name="P23" style:family="paragraph" style:parent-style-name="Standard">
      <style:text-properties officeooo:rsid="001f73e3" officeooo:paragraph-rsid="001f73e3"/>
    </style:style>
    <style:style style:name="P24" style:family="paragraph" style:parent-style-name="Standard">
      <style:paragraph-properties fo:text-align="center" style:justify-single-word="false"/>
      <style:text-properties officeooo:rsid="001f73e3" officeooo:paragraph-rsid="001f73e3"/>
    </style:style>
    <style:style style:name="P25" style:family="paragraph" style:parent-style-name="Standard">
      <style:paragraph-properties fo:text-align="start" style:justify-single-word="false"/>
      <style:text-properties officeooo:rsid="002071e4" officeooo:paragraph-rsid="002071e4"/>
    </style:style>
    <style:style style:name="P26" style:family="paragraph" style:parent-style-name="Standard">
      <style:paragraph-properties fo:text-align="start" style:justify-single-word="false"/>
      <style:text-properties officeooo:rsid="002230cd" officeooo:paragraph-rsid="002230cd"/>
    </style:style>
    <style:style style:name="P27" style:family="paragraph" style:parent-style-name="Standard">
      <style:paragraph-properties fo:text-align="start" style:justify-single-word="false"/>
      <style:text-properties fo:font-weight="bold" officeooo:rsid="002071e4" officeooo:paragraph-rsid="002071e4" style:font-weight-asian="bold" style:font-weight-complex="bold"/>
    </style:style>
    <style:style style:name="P28" style:family="paragraph" style:parent-style-name="Standard">
      <style:paragraph-properties fo:text-align="start" style:justify-single-word="false"/>
      <style:text-properties fo:font-weight="bold" officeooo:rsid="002230cd" officeooo:paragraph-rsid="002230cd" style:font-weight-asian="bold" style:font-weight-complex="bold"/>
    </style:style>
    <style:style style:name="P29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Liberation Mono" fo:font-size="10pt" officeooo:rsid="001813a1" officeooo:paragraph-rsid="001da609" style:font-size-asian="10pt" style:font-size-complex="10pt"/>
    </style:style>
    <style:style style:name="P30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Liberation Mono" fo:font-size="10pt" officeooo:rsid="001b757c" officeooo:paragraph-rsid="001da609" style:font-size-asian="10pt" style:font-size-complex="10pt"/>
    </style:style>
    <style:style style:name="T1" style:family="text">
      <style:text-properties officeooo:rsid="0018b220"/>
    </style:style>
    <style:style style:name="T2" style:family="text">
      <style:text-properties officeooo:rsid="00194088"/>
    </style:style>
    <style:style style:name="T3" style:family="text">
      <style:text-properties officeooo:rsid="001b757c"/>
    </style:style>
    <style:style style:name="T4" style:family="text">
      <style:text-properties officeooo:rsid="001bc44c"/>
    </style:style>
    <style:style style:name="T5" style:family="text">
      <style:text-properties officeooo:rsid="001da609"/>
    </style:style>
    <style:style style:name="T6" style:family="text">
      <style:text-properties officeooo:rsid="002230c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CS 450</text:p>
      <text:p text:style-name="P23">Julianna Bochnak</text:p>
      <text:p text:style-name="P23">Michael Walsh</text:p>
      <text:p text:style-name="P24">Programmming Assignment 4</text:p>
      <text:p text:style-name="P27">Design <text:span text:style-name="T6">and why it works</text:span></text:p>
      <text:p text:style-name="P26">xxxxxxx</text:p>
      <text:p text:style-name="P25"/>
      <text:p text:style-name="P28">Test Data and why it’s good</text:p>
      <text:p text:style-name="P26">xxxxxxx</text:p>
      <text:p text:style-name="P5">BWRITE(2) <text:s text:c="19"/>Linux Programmer's Manual <text:s text:c="18"/>BWRITE(2)</text:p>
      <text:p text:style-name="P1"/>
      <text:p text:style-name="P1">NAME</text:p>
      <text:p text:style-name="P1"><text:s text:c="7"/>bwrite – write the buffer to disk</text:p>
      <text:p text:style-name="P1"/>
      <text:p text:style-name="P1">SYNOPSIS</text:p>
      <text:p text:style-name="P1"><text:s text:c="7"/>#include “user.h”</text:p>
      <text:p text:style-name="P1"/>
      <text:p text:style-name="P1"><text:s text:c="7"/>int bwrite(struct buf *b);</text:p>
      <text:p text:style-name="P1"/>
      <text:p text:style-name="P1">DESCRIPTION</text:p>
      <text:p text:style-name="P7">bwrite() <text:s/><text:span text:style-name="T1">is a system call that uses log_write to write to a specific block on the disk (buf-&gt;blockno) using the buffer passed to it. That way, if there is a disk crash when writing to the disk, the file system can recover from the crash using the log.</text:span></text:p>
      <text:p text:style-name="P1"/>
      <text:p text:style-name="P4">RETURN VALUE</text:p>
      <text:p text:style-name="P10">0<text:tab/>always</text:p>
      <text:p text:style-name="P2">-----------------------------------------------------------------------------------</text:p>
      <text:p text:style-name="P2"><text:span text:style-name="T1">BREAD</text:span>(2) <text:s text:c="19"/>Linux Programmer's Manual <text:s text:c="18"/><text:span text:style-name="T1">BREAD</text:span>(2)</text:p>
      <text:p text:style-name="P2"/>
      <text:p text:style-name="P2">NAME</text:p>
      <text:p text:style-name="P2"><text:s text:c="7"/><text:span text:style-name="T1">bread</text:span> – <text:span text:style-name="T3">read a specified block from disk into a buffer</text:span></text:p>
      <text:p text:style-name="P2"/>
      <text:p text:style-name="P2">SYNOPSIS</text:p>
      <text:p text:style-name="P2"><text:s text:c="7"/>#include “user.h”</text:p>
      <text:p text:style-name="P2"/>
      <text:p text:style-name="P2"><text:s text:c="7"/>int bread(int <text:span text:style-name="T1">device</text:span>, int <text:span text:style-name="T1">blockNo</text:span>, struct buf *<text:span text:style-name="T2">bp</text:span>);</text:p>
      <text:p text:style-name="P2"/>
      <text:p text:style-name="P2">DESCRIPTION</text:p>
      <text:p text:style-name="P8">b<text:span text:style-name="T1">read</text:span>() <text:s/><text:span text:style-name="T1">is a system call that uses the device and blockNo to use the internal file system bread function to read the block and save in user space to the parameter bp.</text:span></text:p>
      <text:p text:style-name="P11"/>
      <text:p text:style-name="P14">RETURN VALUE</text:p>
      <text:p text:style-name="P10">0 <text:s text:c="4"/>If it finished successfully.</text:p>
      <text:p text:style-name="P13"/>
      <text:p text:style-name="P13">-1 <text:s text:c="3"/>If a parameter was not valid.</text:p>
      <text:p text:style-name="P3">-----------------------------------------------------------------------------------</text:p>
      <text:p text:style-name="P3"><text:span text:style-name="T3">DIRERASE</text:span>(2) <text:s text:c="18"/>Linux Programmer's Manual <text:s text:c="16"/><text:span text:style-name="T3">DIRERASE</text:span>(2)</text:p>
      <text:p text:style-name="P3"/>
      <text:p text:style-name="P3">NAME</text:p>
      <text:p text:style-name="P3"><text:s text:c="7"/><text:span text:style-name="T3">direrase</text:span> – <text:span text:style-name="T3">erases the contents of a dinode</text:span></text:p>
      <text:p text:style-name="P3"/>
      <text:p text:style-name="P3">SYNOPSIS</text:p>
      <text:p text:style-name="P3"><text:s text:c="7"/>#include “user.h”</text:p>
      <text:p text:style-name="P3"/>
      <text:p text:style-name="P3"><text:s text:c="7"/>int dirErase(int dev<text:span text:style-name="T5">ice</text:span>, int inum);</text:p>
      <text:p text:style-name="P3"/>
      <text:p text:style-name="P3">DESCRIPTION</text:p>
      <text:p text:style-name="P9"><text:span text:style-name="T3">dirErase</text:span>() <text:s/><text:span text:style-name="T1">is a system call that uses the device and inode number (inum) to locate and set an on-disk inode struct to 0. If the inode pointed to is not a directory, will kernel panic.</text:span></text:p>
      <text:p text:style-name="P12"/>
      <text:p text:style-name="P14">RETURN VALUE</text:p>
      <text:p text:style-name="P10">0 <text:s text:c="4"/>If it finished successfully.</text:p>
      <text:p text:style-name="P13"/>
      <text:p text:style-name="P13">-1 <text:s text:c="3"/>If a parameter was not valid.</text:p>
      <text:p text:style-name="P14"/>
      <text:p text:style-name="P6"><text:span text:style-name="T3">GETSUPERBLOCK</text:span>(2) <text:s text:c="12"/>Linux Programmer's Manual <text:s text:c="11"/><text:span text:style-name="T3">GETSUPERBLOCK</text:span>(2)</text:p>
      <text:p text:style-name="P3"/>
      <text:p text:style-name="P3">NAME</text:p>
      <text:p text:style-name="P3"><text:s text:c="7"/><text:span text:style-name="T3">getSuperBlock</text:span> – write the buffer to disk</text:p>
      <text:p text:style-name="P3"/>
      <text:p text:style-name="P3">SYNOPSIS</text:p>
      <text:p text:style-name="P3"><text:s text:c="7"/>#include “user.h”</text:p>
      <text:p text:style-name="P3"/>
      <text:p text:style-name="P3"><text:s text:c="7"/>int getSuperBlock(int <text:span text:style-name="T4">deviceNo</text:span>, struct superblock* <text:span text:style-name="T4">sb</text:span>);</text:p>
      <text:p text:style-name="P3"/>
      <text:p text:style-name="P3">DESCRIPTION</text:p>
      <text:p text:style-name="P9"><text:span text:style-name="T3">getSuperBlock</text:span>() <text:s/><text:span text:style-name="T1">is a system call that uses the deviceNo to locate a superblock for the device and save it at the given location sb.</text:span></text:p>
      <text:p text:style-name="P3"/>
      <text:p text:style-name="P4">RETURN VALUE</text:p>
      <text:p text:style-name="P18">0 <text:s text:c="4"/>If it finished successfully.</text:p>
      <text:p text:style-name="P15"/>
      <text:p text:style-name="P19">-1 <text:s text:c="3"/>If a parameter was not valid</text:p>
      <text:p text:style-name="P22"><text:span text:style-name="T5">GETINODE</text:span>(2) <text:s text:c="17"/>Linux Programmer's Manual <text:s text:c="16"/><text:span text:style-name="T5">GETINODE</text:span>(2)</text:p>
      <text:p text:style-name="P22"/>
      <text:p text:style-name="P22">NAME</text:p>
      <text:p text:style-name="P22"><text:s text:c="7"/><text:span text:style-name="T5">getInode</text:span> – <text:span text:style-name="T3">read a specified block from disk into a buffer</text:span></text:p>
      <text:p text:style-name="P22"/>
      <text:p text:style-name="P22">SYNOPSIS</text:p>
      <text:p text:style-name="P22"><text:s text:c="7"/>#include “user.h”</text:p>
      <text:p text:style-name="P22"/>
      <text:p text:style-name="P22"><text:s text:c="7"/>int getINode(int <text:span text:style-name="T5">device</text:span>, int <text:span text:style-name="T5">inum</text:span>, struct dinode* <text:span text:style-name="T5">dip</text:span>);</text:p>
      <text:p text:style-name="P22"/>
      <text:p text:style-name="P22">DESCRIPTION</text:p>
      <text:p text:style-name="P20"><text:span text:style-name="T5">getInode</text:span>() <text:s/><text:span text:style-name="T1">is a system call that uses the device and inode number (inum) to locate an on-disk inode struct and save it in the location of dip. </text:span></text:p>
      <text:p text:style-name="P17"/>
      <text:p text:style-name="P30">RETURN VALUE</text:p>
      <text:p text:style-name="P21">0 <text:s text:c="4"/>If it finished successfully.</text:p>
      <text:p text:style-name="P16"/>
      <text:p text:style-name="P16">-1 <text:s text:c="3"/>If a parameter was not valid.</text:p>
      <text:p text:style-name="P29">-----------------------------------------------------------------------------------</text:p>
      <text:p text:style-name="P2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5T22:57:17.523483882</meta:creation-date>
    <dc:date>2018-04-25T23:46:22.760258942</dc:date>
    <meta:editing-duration>PT17M54S</meta:editing-duration>
    <meta:editing-cycles>9</meta:editing-cycles>
    <meta:generator>LibreOffice/5.4.6.2$Linux_X86_64 LibreOffice_project/40m0$Build-2</meta:generator>
    <meta:document-statistic meta:table-count="0" meta:image-count="0" meta:object-count="0" meta:page-count="3" meta:paragraph-count="65" meta:word-count="371" meta:character-count="2757" meta:non-whitespace-character-count="2143"/>
  </office:meta>
</office:document-meta>
</file>